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.265cm" fo:margin-bottom="0.265cm" style:contextual-spacing="false" fo:text-indent="0cm" style:auto-text-indent="false"/>
    </style:style>
    <style:style style:name="P2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</style:style>
    <style:style style:name="P3" style:family="paragraph" style:parent-style-name="Heading_20_3">
      <style:paragraph-properties fo:margin-left="0cm" fo:margin-right="0cm" fo:margin-top="0.265cm" fo:margin-bottom="0.265cm" style:contextual-spacing="false" fo:text-indent="0cm" style:auto-text-indent="false"/>
    </style:style>
    <style:style style:name="P4" style:family="paragraph" style:parent-style-name="Heading_20_3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6" style:family="paragraph" style:parent-style-name="Text_20_body">
      <style:paragraph-properties fo:margin-left="0cm" fo:margin-right="0cm" fo:text-indent="0cm" style:auto-text-indent="false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background-color="#ff6347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background-color="#ff6347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background-color="#ffa500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background-color="#1e90ff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background-color="#3cb371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background-color="#808080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background-color="#6a5acd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background-color="#ee82ee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444444" loext:opacity="100%"/>
    </style:style>
    <style:style style:name="P1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-left="0.318cm" loext:padding-right="0cm" loext:padding-top="0cm" loext:padding-bottom="0cm" loext:border-left="3pt solid #04aa6d" loext:border-right="none" loext:border-top="none" loext:border-bottom="none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background-color="#ff6347"/>
    </style:style>
    <style:style style:name="T1" style:family="text">
      <style:text-properties loext:padding-left="0.503cm" loext:padding-right="0cm" loext:padding-top="0.212cm" loext:padding-bottom="0.212cm" loext:border-left="0.06pt solid #04aa6d" loext:border-right="none" loext:border-top="0.06pt solid #04aa6d" loext:border-bottom="0.06pt solid #04aa6d"/>
    </style:style>
    <style:style style:name="T2" style:family="text">
      <style:text-properties loext:padding="0cm" loext:border="none"/>
    </style:style>
    <style:style style:name="T3" style:family="text">
      <style:text-properties fo:background-color="transparent" loext:char-shading-value="0"/>
    </style:style>
    <style:style style:name="T4" style:family="text">
      <style:text-properties fo:color="#a52a2a" loext:opacity="100%"/>
    </style:style>
    <style:style style:name="T5" style:family="text">
      <style:text-properties fo:color="#0000cd" loext:opacity="100%"/>
    </style:style>
    <style:style style:name="T6" style:family="text">
      <style:text-properties fo:color="#ff0000" loext:opacity="100%"/>
    </style:style>
    <style:style style:name="T7" style:family="text">
      <style:text-properties officeooo:rsid="0012820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olores <text:span text:style-name="T7">en </text:span>CSS</text:h>
      <text:p text:style-name="Horizontal_20_Line"/>
      <text:p text:style-name="P6">Los colores se especifican utilizando nombres de colores predefinidos o valores RGB, HEX, HSL, RGBA, HSLA.</text:p>
      <text:p text:style-name="Horizontal_20_Line"/>
      <text:h text:style-name="P2" text:outline-level="2">Nombres de colores CSS</text:h>
      <text:p text:style-name="P6">En CSS, se puede especificar un color utilizando un nombre de color predefinido:</text:p>
      <text:p text:style-name="P6"><text:span text:style-name="T2"/></text:p>
      <text:p text:style-name="Horizontal_20_Line"/>
      <text:h text:style-name="P2" text:outline-level="2">Color de fondo CSS</text:h>
      <text:p text:style-name="P6">Puede establecer el color de fondo para los elementos HTML:</text:p>
      <text:h text:style-name="P4" text:outline-level="3">Ejemplo</text:h>
      <text:p text:style-name="P16"><text:span text:style-name="T5">&lt;</text:span><text:span text:style-name="T4">h1</text:span><text:span text:style-name="T6"> style</text:span><text:span text:style-name="T5">="background-color:DodgerBlue;"&gt;</text:span>Hello World<text:span text:style-name="T5">&lt;</text:span><text:span text:style-name="T4">/h1</text:span><text:span text:style-name="T5">&gt;</text:span><text:line-break/><text:span text:style-name="T5">&lt;</text:span><text:span text:style-name="T4">p</text:span><text:span text:style-name="T6"> style</text:span><text:span text:style-name="T5">="background-color:Tomato;"&gt;</text:span>Lorem ipsum...<text:span text:style-name="T5">&lt;</text:span><text:span text:style-name="T4">/p</text:span><text:span text:style-name="T5">&gt;</text:span></text:p>
      <text:p text:style-name="P5"><text:span text:style-name="T2"/></text:p>
      <text:p text:style-name="Horizontal_20_Line"/>
      <text:h text:style-name="P2" text:outline-level="2">Color del texto CSS</text:h>
      <text:p text:style-name="P6">Puede configurar el color del texto:</text:p>
      <text:h text:style-name="P3" text:outline-level="3"><text:span text:style-name="T2">Ejemplo</text:span></text:h>
      <text:p text:style-name="P16"><text:span text:style-name="T5">&lt;</text:span><text:span text:style-name="T4">h1</text:span><text:span text:style-name="T6"> style</text:span><text:span text:style-name="T5">="color:Tomato;"&gt;</text:span>Hello World<text:span text:style-name="T5">&lt;</text:span><text:span text:style-name="T4">/h1</text:span><text:span text:style-name="T5">&gt;</text:span><text:line-break/><text:span text:style-name="T5">&lt;</text:span><text:span text:style-name="T4">p</text:span><text:span text:style-name="T6"> style</text:span><text:span text:style-name="T5">="color:DodgerBlue;"&gt;</text:span>Lorem ipsum...<text:span text:style-name="T5">&lt;</text:span><text:span text:style-name="T4">/p</text:span><text:span text:style-name="T5">&gt;</text:span><text:line-break/><text:span text:style-name="T5">&lt;</text:span><text:span text:style-name="T4">p</text:span><text:span text:style-name="T6"> style</text:span><text:span text:style-name="T5">="color:MediumSeaGreen;"&gt;</text:span>Ut wisi enim...<text:span text:style-name="T5">&lt;</text:span><text:span text:style-name="T4">/p</text:span><text:span text:style-name="T5">&gt;</text:span></text:p>
      <text:p text:style-name="P5"><text:span text:style-name="T2"/></text:p>
      <text:p text:style-name="Horizontal_20_Line"/>
      <text:h text:style-name="P2" text:outline-level="2">Color del borde CSS</text:h>
      <text:p text:style-name="P6">Puedes establecer el color de los bordes:</text:p>
      <text:h text:style-name="P4" text:outline-level="3">Ejemplo</text:h>
      <text:p text:style-name="P16"><text:span text:style-name="T5">&lt;</text:span><text:span text:style-name="T4">h1</text:span><text:span text:style-name="T6"> style</text:span><text:span text:style-name="T5">="border:2px solid Tomato;"&gt;</text:span>Hello World<text:span text:style-name="T5">&lt;</text:span><text:span text:style-name="T4">/h1</text:span><text:span text:style-name="T5">&gt;</text:span><text:line-break/><text:span text:style-name="T5">&lt;</text:span><text:span text:style-name="T4">h1</text:span><text:span text:style-name="T6"> style</text:span><text:span text:style-name="T5">="border:2px solid DodgerBlue;"&gt;</text:span>Hello World<text:span text:style-name="T5">&lt;</text:span><text:span text:style-name="T4">/h1</text:span><text:span text:style-name="T5">&gt;</text:span><text:line-break/><text:span text:style-name="T5">&lt;</text:span><text:span text:style-name="T4">h1</text:span><text:span text:style-name="T6"> style</text:span><text:span text:style-name="T5">="border:2px solid Violet;"&gt;</text:span>Hello World<text:span text:style-name="T5">&lt;</text:span><text:span text:style-name="T4">/h1</text:span><text:span text:style-name="T5">&gt;</text:span></text:p>
      <text:p text:style-name="P5"><text:span text:style-name="T2"/></text:p>
      <text:p text:style-name="Horizontal_20_Line"/>
      <text:h text:style-name="P2" text:outline-level="2"><text:soft-page-break/>Valores de color CSS</text:h>
      <text:p text:style-name="P6">En CSS, los colores también se pueden especificar usando valores RGB, valores HEX, valores HSL, valores RGBA y valores HSLA:</text:p>
      <text:h text:style-name="P4" text:outline-level="3">Ejemplo</text:h>
      <text:p text:style-name="P16"><text:span text:style-name="T5">&lt;</text:span><text:span text:style-name="T4">h1</text:span><text:span text:style-name="T6"> style</text:span><text:span text:style-name="T5">="background-color:rgb(255, 99, 71);"&gt;</text:span>...<text:span text:style-name="T5">&lt;</text:span><text:span text:style-name="T4">/h1</text:span><text:span text:style-name="T5">&gt;</text:span><text:line-break/><text:span text:style-name="T5">&lt;</text:span><text:span text:style-name="T4">h1</text:span><text:span text:style-name="T6"> style</text:span><text:span text:style-name="T5">="background-color:#ff6347;"&gt;</text:span>...<text:span text:style-name="T5">&lt;</text:span><text:span text:style-name="T4">/h1</text:span><text:span text:style-name="T5">&gt;</text:span><text:line-break/><text:span text:style-name="T5">&lt;</text:span><text:span text:style-name="T4">h1</text:span><text:span text:style-name="T6"> style</text:span><text:span text:style-name="T5">="background-color:hsl(9, 100%, 64%);"&gt;</text:span>...<text:span text:style-name="T5">&lt;</text:span><text:span text:style-name="T4">/h1</text:span><text:span text:style-name="T5">&gt;</text:span><text:line-break/><text:line-break/><text:span text:style-name="T5">&lt;</text:span><text:span text:style-name="T4">h1</text:span><text:span text:style-name="T6"> style</text:span><text:span text:style-name="T5">="background-color:rgba(255, 99, 71, 0.5);"&gt;</text:span>...<text:span text:style-name="T5">&lt;</text:span><text:span text:style-name="T4">/h1</text:span><text:span text:style-name="T5">&gt;</text:span><text:line-break/><text:span text:style-name="T5">&lt;</text:span><text:span text:style-name="T4">h1</text:span><text:span text:style-name="T6"> style</text:span><text:span text:style-name="T5">="background-color:hsla(9, 100%, 64%, 0.5);"&gt;</text:span>...<text:span text:style-name="T5">&lt;</text:span><text:span text:style-name="T4">/h1</text:span><text:span text:style-name="T5">&gt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9T17:57:40.490000000</meta:creation-date>
    <dc:date>2024-02-29T17:59:51.066000000</dc:date>
    <meta:editing-duration>PT2M10S</meta:editing-duration>
    <meta:editing-cycles>1</meta:editing-cycles>
    <meta:document-statistic meta:table-count="0" meta:image-count="0" meta:object-count="0" meta:page-count="2" meta:paragraph-count="20" meta:word-count="150" meta:character-count="1291" meta:non-whitespace-character-count="1160"/>
    <meta:generator>LibreOffice/7.6.0.3$Windows_X86_64 LibreOffice_project/69edd8b8ebc41d00b4de3915dc82f8f0fc3b6265</meta:generator>
  </office:meta>
</office:document-meta>
</file>